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9a2" officeooo:paragraph-rsid="000039a2"/>
    </style:style>
    <style:style style:name="P2" style:family="paragraph" style:parent-style-name="Standard">
      <style:text-properties officeooo:rsid="000039a2" officeooo:paragraph-rsid="0000caf8"/>
    </style:style>
    <style:style style:name="P3" style:family="paragraph" style:parent-style-name="Standard">
      <style:text-properties officeooo:rsid="000039a2" officeooo:paragraph-rsid="00078cd8"/>
    </style:style>
    <style:style style:name="P4" style:family="paragraph" style:parent-style-name="Standard">
      <style:text-properties officeooo:rsid="000039a2" officeooo:paragraph-rsid="000a8272"/>
    </style:style>
    <style:style style:name="P5" style:family="paragraph" style:parent-style-name="Standard">
      <style:text-properties fo:language="ru" fo:country="RU" officeooo:rsid="000039a2" officeooo:paragraph-rsid="000039a2"/>
    </style:style>
    <style:style style:name="P6" style:family="paragraph" style:parent-style-name="Standard">
      <style:text-properties fo:language="ru" fo:country="RU" officeooo:rsid="000039a2" officeooo:paragraph-rsid="0000caf8"/>
    </style:style>
    <style:style style:name="P7" style:family="paragraph" style:parent-style-name="Standard">
      <style:text-properties fo:language="ru" fo:country="RU" officeooo:rsid="0005956f" officeooo:paragraph-rsid="0005956f"/>
    </style:style>
    <style:style style:name="P8" style:family="paragraph" style:parent-style-name="Standard">
      <style:text-properties fo:language="ru" fo:country="RU" officeooo:rsid="00078cd8" officeooo:paragraph-rsid="00078cd8"/>
    </style:style>
    <style:style style:name="P9" style:family="paragraph" style:parent-style-name="Standard">
      <style:text-properties fo:language="ru" fo:country="RU" officeooo:rsid="00078cd8" officeooo:paragraph-rsid="000a8272"/>
    </style:style>
    <style:style style:name="P10" style:family="paragraph" style:parent-style-name="Standard">
      <style:text-properties fo:language="ru" fo:country="RU" officeooo:rsid="000aa46b" officeooo:paragraph-rsid="000aa46b"/>
    </style:style>
    <style:style style:name="P11" style:family="paragraph" style:parent-style-name="Standard">
      <style:paragraph-properties style:line-height-at-least="0.1583in"/>
      <style:text-properties fo:color="#333333" style:font-name="Consolas" fo:font-size="8.39999961853027pt" fo:font-weight="normal" fo:background-color="#f5f5f5"/>
    </style:style>
    <style:style style:name="P12" style:family="paragraph" style:parent-style-name="Standard">
      <style:text-properties fo:color="#333333" style:font-name="Consolas" fo:font-size="8.39999961853027pt" fo:language="ru" fo:country="RU" fo:font-weight="normal" officeooo:rsid="000039a2" officeooo:paragraph-rsid="000039a2" fo:background-color="#f5f5f5"/>
    </style:style>
    <style:style style:name="P13" style:family="paragraph" style:parent-style-name="Standard">
      <style:text-properties fo:color="#333333" style:font-name="Consolas" fo:font-size="8.39999961853027pt" fo:language="ru" fo:country="RU" fo:font-weight="normal" officeooo:rsid="000039a2" officeooo:paragraph-rsid="0000caf8" fo:background-color="#f5f5f5"/>
    </style:style>
    <style:style style:name="P14" style:family="paragraph" style:parent-style-name="Standard">
      <style:paragraph-properties style:line-height-at-least="0.1583in"/>
      <style:text-properties fo:color="#333333" style:font-name="Consolas" fo:font-size="8.39999961853027pt" fo:language="ru" fo:country="RU" fo:font-weight="normal" officeooo:rsid="000039a2" officeooo:paragraph-rsid="00078cd8" fo:background-color="#f5f5f5"/>
    </style:style>
    <style:style style:name="P15" style:family="paragraph" style:parent-style-name="Standard">
      <style:paragraph-properties style:line-height-at-least="0.1583in"/>
    </style:style>
    <style:style style:name="P16" style:family="paragraph" style:parent-style-name="Standard">
      <style:paragraph-properties fo:text-align="center" style:justify-single-word="false"/>
      <style:text-properties fo:language="en" fo:country="US" fo:font-weight="bold" officeooo:rsid="0000caf8" officeooo:paragraph-rsid="0000caf8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language="en" fo:country="US" fo:font-weight="bold" officeooo:rsid="00078cd8" officeooo:paragraph-rsid="00078cd8" style:font-weight-asian="bold" style:font-weight-complex="bold"/>
    </style:style>
    <style:style style:name="P18" style:family="paragraph" style:parent-style-name="Standard">
      <style:text-properties fo:language="en" fo:country="US" officeooo:rsid="000039a2" officeooo:paragraph-rsid="0002b13d"/>
    </style:style>
    <style:style style:name="P19" style:family="paragraph" style:parent-style-name="Standard">
      <style:text-properties fo:language="en" fo:country="US" officeooo:rsid="000039a2" officeooo:paragraph-rsid="000039a2"/>
    </style:style>
    <style:style style:name="P20" style:family="paragraph" style:parent-style-name="Standard">
      <style:text-properties fo:language="en" fo:country="US" officeooo:rsid="000039a2" officeooo:paragraph-rsid="0000caf8"/>
    </style:style>
    <style:style style:name="P21" style:family="paragraph" style:parent-style-name="Standard">
      <style:text-properties fo:language="en" fo:country="US" officeooo:rsid="0005956f" officeooo:paragraph-rsid="0005956f"/>
    </style:style>
    <style:style style:name="P22" style:family="paragraph" style:parent-style-name="Standard">
      <style:paragraph-properties style:line-height-at-least="0.1583in"/>
      <style:text-properties fo:color="#7a3e9d" style:font-name="Consolas" fo:font-size="8.39999961853027pt" fo:font-weight="normal" fo:background-color="#f5f5f5"/>
    </style:style>
    <style:style style:name="P23" style:family="paragraph" style:parent-style-name="Standard">
      <style:paragraph-properties style:line-height-at-least="0.1583in"/>
      <style:text-properties fo:color="#777777" style:font-name="Consolas" fo:font-size="8.39999961853027pt" fo:font-weight="normal" fo:background-color="#f5f5f5"/>
    </style:style>
    <style:style style:name="P24" style:family="paragraph" style:parent-style-name="Standard">
      <style:text-properties fo:color="#777777" style:font-name="Consolas" fo:font-size="8.39999961853027pt" fo:language="en" fo:country="US" fo:font-weight="normal" officeooo:rsid="000039a2" officeooo:paragraph-rsid="000039a2" fo:background-color="#f5f5f5"/>
    </style:style>
    <style:style style:name="P25" style:family="paragraph" style:parent-style-name="Standard">
      <style:text-properties fo:color="#777777" style:font-name="Consolas" fo:font-size="8.39999961853027pt" fo:language="ru" fo:country="RU" fo:font-weight="normal" officeooo:rsid="000039a2" officeooo:paragraph-rsid="0000caf8" fo:background-color="#f5f5f5"/>
    </style:style>
    <style:style style:name="P26" style:family="paragraph" style:parent-style-name="Standard">
      <style:paragraph-properties style:line-height-at-least="0.1583in"/>
      <style:text-properties fo:color="#aaaaaa" style:font-name="Consolas" fo:font-size="8.39999961853027pt" fo:font-style="italic" fo:font-weight="normal" fo:background-color="#f5f5f5"/>
    </style:style>
    <style:style style:name="P27" style:family="paragraph" style:parent-style-name="Standard">
      <style:text-properties fo:language="en" fo:country="US" officeooo:rsid="0007fff3" officeooo:paragraph-rsid="00078cd8"/>
    </style:style>
    <style:style style:name="P28" style:family="paragraph" style:parent-style-name="Standard">
      <style:text-properties fo:language="en" fo:country="US" officeooo:rsid="00078cd8" officeooo:paragraph-rsid="00078cd8"/>
    </style:style>
    <style:style style:name="P29" style:family="paragraph" style:parent-style-name="Standard">
      <style:text-properties fo:language="en" fo:country="US" officeooo:rsid="000b82e2" officeooo:paragraph-rsid="000b82e2"/>
    </style:style>
    <style:style style:name="P30" style:family="paragraph" style:parent-style-name="Standard">
      <style:text-properties fo:language="en" fo:country="US" officeooo:rsid="000aa46b" officeooo:paragraph-rsid="000aa46b"/>
    </style:style>
    <style:style style:name="P31" style:family="paragraph" style:parent-style-name="Standard">
      <style:paragraph-properties fo:text-align="center" style:justify-single-word="false"/>
      <style:text-properties fo:language="en" fo:country="US" fo:font-weight="bold" officeooo:rsid="000d4436" officeooo:paragraph-rsid="000d4436" style:font-weight-asian="bold" style:font-weight-complex="bold"/>
    </style:style>
    <style:style style:name="P32" style:family="paragraph" style:parent-style-name="Standard">
      <style:paragraph-properties style:line-height-at-least="0.1583in"/>
      <style:text-properties fo:color="#777777" style:font-name="Consolas" fo:font-size="8.39999961853027pt" fo:language="en" fo:country="US" fo:font-weight="normal" officeooo:rsid="000039a2" officeooo:paragraph-rsid="00078cd8" fo:background-color="#f5f5f5"/>
    </style:style>
    <style:style style:name="P33" style:family="paragraph" style:parent-style-name="Standard">
      <style:paragraph-properties style:line-height-at-least="0.1583in"/>
      <style:text-properties fo:color="#777777" style:font-name="Consolas" fo:font-size="8.39999961853027pt" fo:font-weight="normal" fo:background-color="#f5f5f5"/>
    </style:style>
    <style:style style:name="P34" style:family="paragraph" style:parent-style-name="Standard">
      <style:text-properties fo:language="ru" fo:country="RU" officeooo:rsid="000039a2" officeooo:paragraph-rsid="0000caf8"/>
    </style:style>
    <style:style style:name="P35" style:family="paragraph" style:parent-style-name="Standard">
      <style:text-properties fo:language="ru" fo:country="RU" officeooo:rsid="000aa46b" officeooo:paragraph-rsid="000aa46b"/>
    </style:style>
    <style:style style:name="P36" style:family="paragraph" style:parent-style-name="Standard">
      <style:text-properties fo:language="ru" fo:country="RU" officeooo:rsid="000dd726" officeooo:paragraph-rsid="000dd726"/>
    </style:style>
    <style:style style:name="P37" style:family="paragraph" style:parent-style-name="Standard">
      <style:text-properties fo:language="ru" fo:country="RU" officeooo:rsid="000b82e2" officeooo:paragraph-rsid="000aa46b"/>
    </style:style>
    <style:style style:name="P38" style:family="paragraph" style:parent-style-name="Standard">
      <style:text-properties officeooo:rsid="000039a2" officeooo:paragraph-rsid="000d4436"/>
    </style:style>
    <style:style style:name="P39" style:family="paragraph" style:parent-style-name="Standard">
      <style:text-properties officeooo:rsid="000d4436" officeooo:paragraph-rsid="000d4436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caf8"/>
    </style:style>
    <style:style style:name="T3" style:family="text">
      <style:text-properties fo:language="ru" fo:country="RU" officeooo:rsid="00078cd8"/>
    </style:style>
    <style:style style:name="T4" style:family="text">
      <style:text-properties fo:language="ru" fo:country="RU" officeooo:rsid="0008a9d8"/>
    </style:style>
    <style:style style:name="T5" style:family="text">
      <style:text-properties fo:language="ru" fo:country="RU" officeooo:rsid="000a8272"/>
    </style:style>
    <style:style style:name="T6" style:family="text">
      <style:text-properties fo:language="ru" fo:country="RU" officeooo:rsid="000d443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0caf8"/>
    </style:style>
    <style:style style:name="T9" style:family="text">
      <style:text-properties fo:language="en" fo:country="US" officeooo:rsid="0003d126"/>
    </style:style>
    <style:style style:name="T10" style:family="text">
      <style:text-properties fo:language="en" fo:country="US" officeooo:rsid="00078cd8"/>
    </style:style>
    <style:style style:name="T11" style:family="text">
      <style:text-properties fo:language="en" fo:country="US" officeooo:rsid="0007fff3"/>
    </style:style>
    <style:style style:name="T12" style:family="text">
      <style:text-properties fo:language="en" fo:country="US" officeooo:rsid="0008a9d8"/>
    </style:style>
    <style:style style:name="T13" style:family="text">
      <style:text-properties fo:language="en" fo:country="US" officeooo:rsid="000a8272"/>
    </style:style>
    <style:style style:name="T14" style:family="text">
      <style:text-properties fo:language="en" fo:country="US" officeooo:rsid="000cac8f"/>
    </style:style>
    <style:style style:name="T15" style:family="text">
      <style:text-properties fo:language="en" fo:country="US" officeooo:rsid="000d4436"/>
    </style:style>
    <style:style style:name="T16" style:family="text">
      <style:text-properties fo:language="en" fo:country="US" officeooo:rsid="000dca8f"/>
    </style:style>
    <style:style style:name="T17" style:family="text">
      <style:text-properties fo:language="en" fo:country="US" officeooo:rsid="000e89ce"/>
    </style:style>
    <style:style style:name="T18" style:family="text">
      <style:text-properties fo:color="#4b83cd"/>
    </style:style>
    <style:style style:name="T19" style:family="text">
      <style:text-properties fo:color="#4b83cd" fo:language="en" fo:country="US"/>
    </style:style>
    <style:style style:name="T20" style:family="text">
      <style:text-properties fo:color="#4b83cd" style:font-name="Consolas" fo:font-size="8.39999961853027pt" fo:font-weight="normal" fo:background-color="#f5f5f5" loext:char-shading-value="0"/>
    </style:style>
    <style:style style:name="T21" style:family="text">
      <style:text-properties fo:color="#777777"/>
    </style:style>
    <style:style style:name="T22" style:family="text">
      <style:text-properties fo:color="#777777" fo:language="en" fo:country="US"/>
    </style:style>
    <style:style style:name="T23" style:family="text">
      <style:text-properties fo:color="#777777" style:font-name="Consolas" fo:font-size="8.39999961853027pt" fo:font-weight="normal" fo:background-color="#f5f5f5" loext:char-shading-value="0"/>
    </style:style>
    <style:style style:name="T24" style:family="text">
      <style:text-properties fo:color="#7a3e9d"/>
    </style:style>
    <style:style style:name="T25" style:family="text">
      <style:text-properties fo:color="#7a3e9d" fo:font-weight="bold"/>
    </style:style>
    <style:style style:name="T26" style:family="text">
      <style:text-properties fo:color="#7a3e9d" fo:language="en" fo:country="US"/>
    </style:style>
    <style:style style:name="T27" style:family="text">
      <style:text-properties fo:color="#448c27"/>
    </style:style>
    <style:style style:name="T28" style:family="text">
      <style:text-properties fo:color="#448c27" fo:language="en" fo:country="US"/>
    </style:style>
    <style:style style:name="T29" style:family="text">
      <style:text-properties fo:color="#448c27" style:font-name="Consolas" fo:font-size="8.39999961853027pt" fo:font-weight="normal" fo:background-color="#f5f5f5" loext:char-shading-value="0"/>
    </style:style>
    <style:style style:name="T30" style:family="text">
      <style:text-properties officeooo:rsid="0000caf8"/>
    </style:style>
    <style:style style:name="T31" style:family="text">
      <style:text-properties officeooo:rsid="0002b13d"/>
    </style:style>
    <style:style style:name="T32" style:family="text">
      <style:text-properties officeooo:rsid="0003d126"/>
    </style:style>
    <style:style style:name="T33" style:family="text">
      <style:text-properties fo:color="#aa3731" fo:font-weight="bold"/>
    </style:style>
    <style:style style:name="T34" style:family="text">
      <style:text-properties officeooo:rsid="0008a9d8"/>
    </style:style>
    <style:style style:name="T35" style:family="text">
      <style:text-properties officeooo:rsid="000a8272"/>
    </style:style>
    <style:style style:name="T36" style:family="text">
      <style:text-properties fo:color="#333333" style:font-name="Consolas" fo:font-size="8.39999961853027pt" fo:font-weight="normal" fo:background-color="#f5f5f5" loext:char-shading-value="0"/>
    </style:style>
    <style:style style:name="T37" style:family="text">
      <style:text-properties fo:color="#ab6526"/>
    </style:style>
    <style:style style:name="T38" style:family="text">
      <style:text-properties officeooo:rsid="000cac8f"/>
    </style:style>
    <style:style style:name="T39" style:family="text">
      <style:text-properties officeooo:rsid="000dca8f"/>
    </style:style>
    <style:style style:name="T40" style:family="text">
      <style:text-properties officeooo:rsid="000e89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DUMB</text:p>
      <text:p text:style-name="P1">1. <text:span text:style-name="T1">Импорт </text:span><text:span text:style-name="T7">Dispatcher </text:span><text:span text:style-name="T1">из библиотеки </text:span><text:span text:style-name="T7">Flux</text:span></text:p>
      <text:p text:style-name="P5"><text:span text:style-name="T7">npm i flux ( </text:span>устанавливаем библиоткеу <text:span text:style-name="T7">Flux )</text:span></text:p>
      <text:p text:style-name="P19"/>
      <text:p text:style-name="P20">в корне создаем файл dispatcher.js</text:p>
      <text:p text:style-name="P19"/>
      <text:p text:style-name="P5">в файле</text:p>
      <text:p text:style-name="P12"><text:span text:style-name="T18">import</text:span> <text:span text:style-name="T21">{</text:span> <text:span text:style-name="T24">Dispatcher</text:span> <text:span text:style-name="T21">}</text:span> <text:span text:style-name="T18">from</text:span> <text:span text:style-name="T21">'</text:span><text:span text:style-name="T27">flux</text:span><text:span text:style-name="T21">';</text:span></text:p>
      <text:p text:style-name="P15"/>
      <text:p text:style-name="P11"><text:span text:style-name="T18">export</text:span> <text:span text:style-name="T18">default</text:span> <text:span text:style-name="T21">new</text:span> <text:span text:style-name="T25">Dispatcher</text:span><text:span text:style-name="T21">;</text:span></text:p>
      <text:p text:style-name="P5"/>
      <text:p text:style-name="P2"><text:span text:style-name="T1">2</text:span>. <text:span text:style-name="T1">Создаем папку </text:span><text:span text:style-name="T7">constants,</text:span></text:p>
      <text:p text:style-name="P2"><text:span text:style-name="T1">где будут файлы .</text:span><text:span text:style-name="T7">js </text:span><text:span text:style-name="T1">с константами к конкретному </text:span><text:span text:style-name="T7">store, </text:span><text:span text:style-name="T1">примерное содержимое файла:</text:span></text:p>
      <text:p text:style-name="P12"><text:span text:style-name="T19">export</text:span><text:span text:style-name="T7"> </text:span><text:span text:style-name="T26">const</text:span><text:span text:style-name="T7"> </text:span><text:span text:style-name="T26">ADD_COMMENT</text:span><text:span text:style-name="T7"> </text:span><text:span text:style-name="T22">=</text:span><text:span text:style-name="T7"> </text:span><text:span text:style-name="T22">'</text:span><text:span text:style-name="T28">ADD_COMMENT</text:span><text:span text:style-name="T22">';</text:span></text:p>
      <text:p text:style-name="P11"><text:span text:style-name="T18">export</text:span> <text:span text:style-name="T24">const</text:span> <text:span text:style-name="T24">FETCH_COMMENTS_START</text:span> <text:span text:style-name="T21">=</text:span> <text:span text:style-name="T21">'</text:span><text:span text:style-name="T27">FETCH_COMMENTS_START</text:span><text:span text:style-name="T21">';</text:span></text:p>
      <text:p text:style-name="P11"><text:span text:style-name="T18">export</text:span> <text:span text:style-name="T24">const</text:span> <text:span text:style-name="T24">FETCH_COMMENTS_END</text:span> <text:span text:style-name="T21">=</text:span> <text:span text:style-name="T21">'</text:span><text:span text:style-name="T27">FETCH_COMMENTS_END</text:span><text:span text:style-name="T21">';</text:span></text:p>
      <text:p text:style-name="P24"/>
      <text:p text:style-name="P24"/>
      <text:p text:style-name="P2"><text:span text:style-name="T30">3</text:span>. <text:span text:style-name="T2">Создаем папку </text:span><text:span text:style-name="T8">actions</text:span></text:p>
      <text:p text:style-name="P18"><text:span text:style-name="T1">где будут файлы .</text:span>js <text:span text:style-name="T1">с </text:span><text:span text:style-name="T31">actions</text:span><text:span text:style-name="T1"> к конкретному </text:span>store</text:p>
      <text:p text:style-name="P20"/>
      <text:p text:style-name="P6"><text:span text:style-name="T32">- импортируем <text:s/></text:span><text:span text:style-name="T9">dispatcher </text:span><text:span text:style-name="T32">из файла </text:span>dispatcher.js</text:p>
      <text:p text:style-name="P6">- <text:span text:style-name="T38">с помощью </text:span><text:span text:style-name="T14">dispatcher.dispatch({}) </text:span><text:span text:style-name="T38">инициализируются событие </text:span><text:span text:style-name="T14">action</text:span></text:p>
      <text:p text:style-name="P7">- импортируем созданные константы из соответствующего файла <text:span text:style-name="T7">constants</text:span></text:p>
      <text:p text:style-name="P21"/>
      <text:p text:style-name="P7">- создаем экшены, которые по сути только записывают в <text:span text:style-name="T7">dispatcher </text:span>значение констант (<text:span text:style-name="T7">type)</text:span> и </text:p>
      <text:p text:style-name="P7">при необходимости <text:span text:style-name="T7">payload</text:span></text:p>
      <text:p text:style-name="P18"><text:span text:style-name="T7">, </text:span><text:span text:style-name="T1">примерное содержимое файла:</text:span></text:p>
      <text:p text:style-name="P20"/>
      <text:p text:style-name="P13"><text:span text:style-name="T18">import</text:span> <text:span text:style-name="T24">dispatcher</text:span> <text:span text:style-name="T18">from</text:span> <text:span text:style-name="T21">'</text:span><text:span text:style-name="T27">../dispatcher</text:span><text:span text:style-name="T21">';</text:span></text:p>
      <text:p text:style-name="P11"><text:span text:style-name="T18">import</text:span> <text:span text:style-name="T21">{</text:span> </text:p>
      <text:p text:style-name="P11"><text:span text:style-name="T24">ADD_COMMENT</text:span><text:span text:style-name="T21">,</text:span> </text:p>
      <text:p text:style-name="P22">FETCH_COMMENTS_START</text:p>
      <text:p text:style-name="P11"><text:span text:style-name="T21">}</text:span> <text:span text:style-name="T18">from</text:span> <text:span text:style-name="T21">'</text:span><text:span text:style-name="T27">constants/CommentsConstant</text:span><text:span text:style-name="T21">';</text:span></text:p>
      <text:p text:style-name="P15"/>
      <text:p text:style-name="P11"><text:span text:style-name="T18">export</text:span> <text:span text:style-name="T24">const</text:span> <text:span text:style-name="T33">addComment</text:span> <text:span text:style-name="T21">=</text:span> <text:span text:style-name="T21">({</text:span><text:span text:style-name="T24">title</text:span><text:span text:style-name="T21">,</text:span> <text:span text:style-name="T24">userId</text:span><text:span text:style-name="T21">,</text:span> <text:span text:style-name="T24">body</text:span><text:span text:style-name="T21">})</text:span> <text:span text:style-name="T24">=&gt;</text:span> <text:span text:style-name="T21">{</text:span></text:p>
      <text:p text:style-name="P11"><text:span text:style-name="T24">const</text:span> <text:span text:style-name="T24">comment</text:span> <text:span text:style-name="T21">=</text:span> <text:span text:style-name="T21">{</text:span><text:span text:style-name="T24">title</text:span><text:span text:style-name="T21">,</text:span> <text:span text:style-name="T24">userId</text:span><text:span text:style-name="T21">,</text:span> <text:span text:style-name="T24">body</text:span><text:span text:style-name="T21">};</text:span></text:p>
      <text:p text:style-name="P15"/>
      <text:p text:style-name="P11"><text:span text:style-name="T24">dispatcher</text:span><text:span text:style-name="T21">.</text:span><text:span text:style-name="T33">dispatch</text:span>(<text:span text:style-name="T21">{</text:span></text:p>
      <text:p text:style-name="P11">type<text:span text:style-name="T21">:</text:span> <text:span text:style-name="T24">ADD_COMMENT</text:span><text:span text:style-name="T21">,</text:span></text:p>
      <text:p text:style-name="P11">payload<text:span text:style-name="T21">:</text:span> <text:span text:style-name="T24">comment</text:span></text:p>
      <text:p text:style-name="P11"><text:span text:style-name="T21">}</text:span>)</text:p>
      <text:p text:style-name="P23">}</text:p>
      <text:p text:style-name="P15"/>
      <text:p text:style-name="P11"><text:span text:style-name="T18">export</text:span> <text:span text:style-name="T24">const</text:span> <text:span text:style-name="T33">fetchComments</text:span> <text:span text:style-name="T21">=</text:span> <text:span text:style-name="T21">()</text:span> <text:span text:style-name="T24">=&gt;</text:span> <text:span text:style-name="T21">{</text:span></text:p>
      <text:p text:style-name="P11"><text:span text:style-name="T24">dispatcher</text:span><text:span text:style-name="T21">.</text:span><text:span text:style-name="T33">dispatch</text:span>(<text:span text:style-name="T21">{</text:span></text:p>
      <text:p text:style-name="P11">type<text:span text:style-name="T21">:</text:span> <text:span text:style-name="T24">FETCH_COMMENTS_START</text:span><text:span text:style-name="T21">,</text:span> </text:p>
      <text:p text:style-name="P11"><text:span text:style-name="T21">}</text:span>)</text:p>
      <text:p text:style-name="P23">}</text:p>
      <text:p text:style-name="P25"/>
      <text:p text:style-name="P17"/>
      <text:p text:style-name="P17"/>
      <text:p text:style-name="P17"/>
      <text:p text:style-name="P17"/>
      <text:p text:style-name="P17"><text:soft-page-break/></text:p>
      <text:p text:style-name="P17">HARD</text:p>
      <text:p text:style-name="P3">1. <text:span text:style-name="T3">Создаем папку </text:span><text:span text:style-name="T10">stores,</text:span></text:p>
      <text:p text:style-name="P3"><text:span text:style-name="T3">где будут файлы .</text:span><text:span text:style-name="T10">js </text:span><text:span text:style-name="T3">с </text:span><text:span text:style-name="T10">store </text:span><text:span text:style-name="T3">к конкретному контейнеру </text:span><text:span text:style-name="T12">( </text:span><text:span text:style-name="T4">файлов </text:span><text:span text:style-name="T12">store </text:span><text:span text:style-name="T4">может быть несколько )</text:span></text:p>
      <text:p text:style-name="P8">в <text:span text:style-name="T7">store <text:s/></text:span></text:p>
      <text:p text:style-name="P8"><text:span text:style-name="T7">- </text:span>экспортируем <text:span text:style-name="T7">EventEmitter </text:span>для отслеживания событий с помощью <text:span text:style-name="T7">node (</text:span>встроенный метод в <text:span text:style-name="T7">node)</text:span></text:p>
      <text:p text:style-name="P8"><text:span text:style-name="T7">- </text:span><text:span text:style-name="T35">создаем класс </text:span><text:span text:style-name="T13">store, </text:span><text:span text:style-name="T35">данный класс будет наследоваться от </text:span><text:span text:style-name="T13">EventEmitter</text:span></text:p>
      <text:p text:style-name="P8"><text:span text:style-name="T7">- </text:span>экспортируем константы из <text:span text:style-name="T7">constants</text:span></text:p>
      <text:p text:style-name="P8"><text:span text:style-name="T7">- </text:span>экспортируем <text:span text:style-name="T7">dispatcher </text:span>из <text:span text:style-name="T7">dispatcher.js</text:span></text:p>
      <text:p text:style-name="P8"><text:span text:style-name="T7">- </text:span>создаем основную ф-цию <text:span text:style-name="T7">handleActions, </text:span>которая будет обрабатывать экшены</text:p>
      <text:p text:style-name="P8">- в качестве свойств класс <text:span text:style-name="T7">store </text:span>передаем перменную, с которой и будем работать</text:p>
      <text:p text:style-name="P8">- <text:span text:style-name="T34">создаем переменную, которая будет экземпляром данного класса </text:span><text:span text:style-name="T12">store,</text:span></text:p>
      <text:p text:style-name="P9"><text:span text:style-name="T12">- </text:span><text:span text:style-name="T11">регистрируем dispatcher </text:span><text:span text:style-name="T35">с переменой с методом</text:span><text:span text:style-name="T11"> handleAction</text:span></text:p>
      <text:p text:style-name="P8"><text:span text:style-name="T12">- </text:span><text:span text:style-name="T13">э</text:span><text:span text:style-name="T35">кспортируем данную перменную</text:span></text:p>
      <text:p text:style-name="P27"/>
      <text:p text:style-name="P27"/>
      <text:p text:style-name="P8">- добавляем в виде методов все функции, которые нам понадобяться в данном <text:span text:style-name="T7">store </text:span>(добавление, изменение, <text:span text:style-name="T7">fetch </text:span>и т. д.)</text:p>
      <text:p text:style-name="P8"/>
      <text:p text:style-name="P8">в итоге файл будет выглядеть так:</text:p>
      <text:p text:style-name="P28"/>
      <text:p text:style-name="P14"><text:span text:style-name="T19">import</text:span><text:span text:style-name="T7"> </text:span><text:span text:style-name="T22">{</text:span><text:span text:style-name="T7"> </text:span><text:span text:style-name="T26">EventEmitter</text:span><text:span text:style-name="T7"> </text:span><text:span text:style-name="T22">}</text:span><text:span text:style-name="T7"> </text:span><text:span text:style-name="T19">from</text:span><text:span text:style-name="T7"> </text:span><text:span text:style-name="T22">'</text:span><text:span text:style-name="T28">events</text:span><text:span text:style-name="T22">';</text:span></text:p>
      <text:p text:style-name="P32"/>
      <text:p text:style-name="P11"><text:span text:style-name="T18">import</text:span> <text:span text:style-name="T21">{</text:span> </text:p>
      <text:p text:style-name="P11"><text:span text:style-name="T24">ADD_COMMENT</text:span><text:span text:style-name="T21">,</text:span></text:p>
      <text:p text:style-name="P11"><text:span text:style-name="T24">FETCH_COMMENTS_START</text:span><text:span text:style-name="T21">,</text:span></text:p>
      <text:p text:style-name="P22">FETCH_COMMENTS_END</text:p>
      <text:p text:style-name="P15"><text:span text:style-name="T23">}</text:span><text:span text:style-name="T36"> </text:span><text:span text:style-name="T20">from</text:span><text:span text:style-name="T36"> </text:span><text:span text:style-name="T23">'</text:span><text:span text:style-name="T29">constants/CommentsConstant</text:span><text:span text:style-name="T23">';</text:span></text:p>
      <text:p text:style-name="P11"><text:span text:style-name="T18">import</text:span> <text:span text:style-name="T24">dispatcher</text:span> <text:span text:style-name="T18">from</text:span> <text:span text:style-name="T21">'</text:span><text:span text:style-name="T27">../dispatcher</text:span><text:span text:style-name="T21">';</text:span></text:p>
      <text:p text:style-name="P23"/>
      <text:p text:style-name="P15"/>
      <text:p text:style-name="P11"><text:span text:style-name="T24">class</text:span> <text:span text:style-name="T25">CommentsStore</text:span> <text:span text:style-name="T18">extends</text:span> <text:span text:style-name="T25">EventEmitter</text:span> <text:span text:style-name="T21">{</text:span></text:p>
      <text:p text:style-name="P11"><text:span text:style-name="T24">constructor</text:span><text:span text:style-name="T21">(</text:span><text:span text:style-name="T24">props</text:span><text:span text:style-name="T21">)</text:span> <text:span text:style-name="T21">{</text:span></text:p>
      <text:p text:style-name="P11"><text:span text:style-name="T37">super</text:span>(<text:span text:style-name="T24">props</text:span>)<text:span text:style-name="T21">;</text:span></text:p>
      <text:p text:style-name="P11"><text:span text:style-name="T37">this</text:span><text:span text:style-name="T21">.</text:span><text:span text:style-name="T24">comments</text:span> <text:span text:style-name="T21">=</text:span> []<text:span text:style-name="T21">;</text:span></text:p>
      <text:p text:style-name="P23">}</text:p>
      <text:p text:style-name="P15"/>
      <text:p text:style-name="P11"><text:span text:style-name="T33">fetchCommentsStart</text:span> <text:span text:style-name="T21">=</text:span> <text:span text:style-name="T21">()</text:span> <text:span text:style-name="T24">=&gt;</text:span> <text:span text:style-name="T21">{</text:span></text:p>
      <text:p text:style-name="P11"><text:span text:style-name="T33">fetch</text:span>(<text:span text:style-name="T21">'</text:span><text:span text:style-name="T27">https://jsonplaceholder.typicode.com/posts</text:span><text:span text:style-name="T21">'</text:span>)</text:p>
      <text:p text:style-name="P11"><text:span text:style-name="T21">.</text:span><text:span text:style-name="T33">then</text:span>(<text:span text:style-name="T24">response</text:span> <text:span text:style-name="T24">=&gt;</text:span> <text:span text:style-name="T24">response</text:span><text:span text:style-name="T21">.</text:span><text:span text:style-name="T33">json</text:span>()) </text:p>
      <text:p text:style-name="P11"><text:span text:style-name="T21">.</text:span><text:span text:style-name="T33">then</text:span>(<text:span text:style-name="T24">json</text:span> <text:span text:style-name="T24">=&gt;</text:span> <text:span text:style-name="T21">{</text:span> </text:p>
      <text:p text:style-name="P11"><text:span text:style-name="T24">dispatcher</text:span><text:span text:style-name="T21">.</text:span><text:span text:style-name="T33">dispatch</text:span>(<text:span text:style-name="T21">{</text:span></text:p>
      <text:p text:style-name="P11">type<text:span text:style-name="T21">:</text:span> <text:span text:style-name="T24">FETCH_COMMENTS_END</text:span><text:span text:style-name="T21">,</text:span></text:p>
      <text:p text:style-name="P11">payload<text:span text:style-name="T21">:</text:span> <text:span text:style-name="T24">json</text:span><text:span text:style-name="T21">,</text:span></text:p>
      <text:p text:style-name="P11"><text:span text:style-name="T21">}</text:span>)</text:p>
      <text:p text:style-name="P11"><text:span text:style-name="T21">}</text:span>)</text:p>
      <text:p text:style-name="P26"/>
      <text:p text:style-name="P23">}</text:p>
      <text:p text:style-name="P15"/>
      <text:p text:style-name="P11"><text:span text:style-name="T33">fetchCommentsEnd</text:span> <text:span text:style-name="T21">=</text:span> <text:span text:style-name="T21">(</text:span><text:span text:style-name="T24">comments</text:span><text:span text:style-name="T21">)</text:span> <text:span text:style-name="T24">=&gt;</text:span> <text:span text:style-name="T21">{</text:span></text:p>
      <text:p text:style-name="P11"><text:span text:style-name="T37">this</text:span><text:span text:style-name="T21">.</text:span><text:span text:style-name="T24">comments</text:span> <text:span text:style-name="T21">=</text:span> <text:span text:style-name="T24">comments</text:span><text:span text:style-name="T21">;</text:span></text:p>
      <text:p text:style-name="P11"><text:span text:style-name="T37">this</text:span><text:span text:style-name="T21">.</text:span><text:span text:style-name="T33">change</text:span>()<text:span text:style-name="T21">;</text:span></text:p>
      <text:p text:style-name="P23">}</text:p>
      <text:p text:style-name="P15"><text:soft-page-break/></text:p>
      <text:p text:style-name="P11"><text:span text:style-name="T33">change</text:span> <text:span text:style-name="T21">=</text:span> <text:span text:style-name="T21">()</text:span> <text:span text:style-name="T24">=&gt;</text:span> <text:span text:style-name="T21">{</text:span></text:p>
      <text:p text:style-name="P11"><text:span text:style-name="T37">this</text:span><text:span text:style-name="T21">.</text:span><text:span text:style-name="T33">emit</text:span>(<text:span text:style-name="T21">'</text:span><text:span text:style-name="T27">change</text:span><text:span text:style-name="T21">',</text:span> <text:span text:style-name="T37">this</text:span><text:span text:style-name="T21">.</text:span><text:span text:style-name="T24">comments</text:span>)<text:span text:style-name="T21">;</text:span></text:p>
      <text:p text:style-name="P23">}</text:p>
      <text:p text:style-name="P15"/>
      <text:p text:style-name="P11"><text:span text:style-name="T33">getComments</text:span> <text:span text:style-name="T21">=</text:span> <text:span text:style-name="T21">()</text:span> <text:span text:style-name="T24">=&gt;</text:span> <text:span text:style-name="T21">{</text:span></text:p>
      <text:p text:style-name="P11"><text:span text:style-name="T18">return</text:span> <text:span text:style-name="T37">this</text:span><text:span text:style-name="T21">.</text:span><text:span text:style-name="T24">comments</text:span><text:span text:style-name="T21">;</text:span></text:p>
      <text:p text:style-name="P23">}</text:p>
      <text:p text:style-name="P15"/>
      <text:p text:style-name="P11"><text:span text:style-name="T33">addComment</text:span> <text:span text:style-name="T21">=</text:span> <text:span text:style-name="T21">(</text:span><text:span text:style-name="T24">comment</text:span><text:span text:style-name="T21">)</text:span> <text:span text:style-name="T24">=&gt;</text:span> <text:span text:style-name="T21">{</text:span> </text:p>
      <text:p text:style-name="P11"><text:span text:style-name="T37">this</text:span><text:span text:style-name="T21">.</text:span><text:span text:style-name="T24">comments</text:span><text:span text:style-name="T21">.</text:span><text:span text:style-name="T33">push</text:span>(<text:span text:style-name="T24">comment</text:span>)<text:span text:style-name="T21">;</text:span></text:p>
      <text:p text:style-name="P11"><text:span text:style-name="T37">this</text:span><text:span text:style-name="T21">.</text:span><text:span text:style-name="T33">change</text:span>()<text:span text:style-name="T21">;</text:span></text:p>
      <text:p text:style-name="P23">}</text:p>
      <text:p text:style-name="P15"/>
      <text:p text:style-name="P11"><text:span text:style-name="T33">handleActions</text:span> <text:span text:style-name="T21">=</text:span> <text:span text:style-name="T21">(</text:span><text:span text:style-name="T24">action</text:span><text:span text:style-name="T21">)</text:span> <text:span text:style-name="T24">=&gt;</text:span> <text:span text:style-name="T21">{</text:span></text:p>
      <text:p text:style-name="P11"><text:span text:style-name="T18">switch</text:span> (<text:span text:style-name="T24">action</text:span><text:span text:style-name="T21">.</text:span><text:span text:style-name="T24">type</text:span>) <text:span text:style-name="T21">{</text:span></text:p>
      <text:p text:style-name="P11"><text:span text:style-name="T18">case</text:span> <text:span text:style-name="T24">ADD_COMMENT</text:span><text:span text:style-name="T21">:</text:span> <text:span text:style-name="T21">{</text:span></text:p>
      <text:p text:style-name="P11"><text:span text:style-name="T37">this</text:span><text:span text:style-name="T21">.</text:span><text:span text:style-name="T33">addComment</text:span>(<text:span text:style-name="T24">action</text:span><text:span text:style-name="T21">.</text:span><text:span text:style-name="T24">payload</text:span>)<text:span text:style-name="T21">;</text:span></text:p>
      <text:p text:style-name="P11"><text:span text:style-name="T18">break</text:span><text:span text:style-name="T21">;</text:span></text:p>
      <text:p text:style-name="P23">}</text:p>
      <text:p text:style-name="P11"><text:span text:style-name="T18">case</text:span> <text:span text:style-name="T24">FETCH_COMMENTS_START</text:span><text:span text:style-name="T21">:{</text:span></text:p>
      <text:p text:style-name="P11"><text:span text:style-name="T37">this</text:span><text:span text:style-name="T21">.</text:span><text:span text:style-name="T33">fetchCommentsStart</text:span>()<text:span text:style-name="T21">;</text:span></text:p>
      <text:p text:style-name="P11"><text:span text:style-name="T18">break</text:span><text:span text:style-name="T21">;</text:span></text:p>
      <text:p text:style-name="P23">}</text:p>
      <text:p text:style-name="P11"><text:span text:style-name="T18">case</text:span> <text:span text:style-name="T24">FETCH_COMMENTS_END</text:span><text:span text:style-name="T21">:{</text:span></text:p>
      <text:p text:style-name="P11"><text:span text:style-name="T37">this</text:span><text:span text:style-name="T21">.</text:span><text:span text:style-name="T33">fetchCommentsEnd</text:span>(<text:span text:style-name="T24">action</text:span><text:span text:style-name="T21">.</text:span><text:span text:style-name="T24">payload</text:span>)<text:span text:style-name="T21">;</text:span></text:p>
      <text:p text:style-name="P11"><text:span text:style-name="T18">break</text:span><text:span text:style-name="T21">;</text:span></text:p>
      <text:p text:style-name="P23">}</text:p>
      <text:p text:style-name="P11"><text:span text:style-name="T18">default</text:span><text:span text:style-name="T21">:</text:span></text:p>
      <text:p text:style-name="P11"><text:span text:style-name="T18">break</text:span><text:span text:style-name="T21">;</text:span></text:p>
      <text:p text:style-name="P23">}</text:p>
      <text:p text:style-name="P23">}</text:p>
      <text:p text:style-name="P15"/>
      <text:p text:style-name="P23">}</text:p>
      <text:p text:style-name="P15"/>
      <text:p text:style-name="P11"><text:span text:style-name="T24">const</text:span> <text:span text:style-name="T24">cS</text:span> <text:span text:style-name="T21">=</text:span> <text:span text:style-name="T21">new</text:span> <text:span text:style-name="T25">CommentsStore</text:span><text:span text:style-name="T21">;</text:span></text:p>
      <text:p text:style-name="P11"><text:span text:style-name="T24">dispatcher</text:span><text:span text:style-name="T21">.</text:span><text:span text:style-name="T33">register</text:span>(<text:span text:style-name="T24">cS</text:span><text:span text:style-name="T21">.</text:span><text:span text:style-name="T24">handleActions</text:span>)<text:span text:style-name="T21">;</text:span></text:p>
      <text:p text:style-name="P11"><text:span text:style-name="T18">export</text:span> <text:span text:style-name="T18">default</text:span> <text:span text:style-name="T24">cS</text:span><text:span text:style-name="T21">;</text:span></text:p>
      <text:p text:style-name="P32"/>
      <text:p text:style-name="P32"/>
      <text:p text:style-name="P4"><text:span text:style-name="T5">2</text:span>. <text:span text:style-name="T5">Работа с контейнером</text:span></text:p>
      <text:p text:style-name="P10">-экспортируем нужный <text:span text:style-name="T7">store (</text:span>с помощью события <text:span text:style-name="T7">on, </text:span>можно отслеживать изменения <text:span text:style-name="T7">store</text:span>)</text:p>
      <text:p text:style-name="P10">-экспортируем нужные a<text:span text:style-name="T7">ctions (</text:span>с помощью события <text:span text:style-name="T7">on, </text:span>можно отслеживать изменения <text:span text:style-name="T7">store</text:span>)</text:p>
      <text:p text:style-name="P10">-<text:span text:style-name="T39">в функции </text:span><text:span text:style-name="T16">componentDidMount </text:span><text:span text:style-name="T39">регистрируем слушателя (обработчика событий) с помощью метода </text:span><text:span text:style-name="T16">on </text:span></text:p>
      <text:p text:style-name="P36">слушатель региструется только один, раз в момент <text:span text:style-name="T7">did mount</text:span>, в дальнейшем можно просто использвать <text:span text:style-name="T7">emit </text:span>из <text:span text:style-name="T7">store. </text:span>К слушателю привязывается метод <text:span text:style-name="T7">onChange, </text:span>который будет с помощью <text:span text:style-name="T7">setState </text:span>перерисовывать компонент</text:p>
      <text:p text:style-name="P10"><text:span text:style-name="T39">события будет запускаться из </text:span><text:span text:style-name="T16">store </text:span><text:span text:style-name="T39">с помощью метода </text:span><text:span text:style-name="T16">emit, </text:span><text:span text:style-name="T39">используя данную цепочку можно передавить данные из </text:span><text:span text:style-name="T16">store </text:span><text:span text:style-name="T39">в контейнер</text:span></text:p>
      <text:p text:style-name="P10">-<text:span text:style-name="T40">чтобы не создавать много обработчкиков событий в </text:span><text:span text:style-name="T17">componentWillUnmont (</text:span><text:span text:style-name="T40">момент когда текущий компонет удаляется из </text:span><text:span text:style-name="T17">virtual dom </text:span><text:span text:style-name="T40">и начинает ренедериться новый, удаляем текущий обработчик с помощью </text:span><text:span text:style-name="T17">removeListener) </text:span><text:span text:style-name="T40">после </text:span><text:span text:style-name="T17">componentDidMount </text:span><text:span text:style-name="T40">обработчик будет создан снова</text:span></text:p>
      <text:p text:style-name="P10"/>
      <text:p text:style-name="P10"><text:soft-page-break/>-на <text:span text:style-name="T7">button, textarea, </text:span>вешаем события <text:span text:style-name="T7">(onclick, onChange)</text:span>, привязанные к методам данного конейтнера.</text:p>
      <text:p text:style-name="P10"/>
      <text:p text:style-name="P37"><text:span text:style-name="T7"/></text:p>
      <text:p text:style-name="P29"/>
      <text:p text:style-name="P30"/>
      <text:p text:style-name="P30"/>
      <text:p text:style-name="P31">NOTES</text:p>
      <text:p text:style-name="P38">1. <text:span text:style-name="T6">Передавать аргументы из </text:span><text:span text:style-name="T15">container </text:span><text:span text:style-name="T6">в </text:span><text:span text:style-name="T15">action </text:span><text:span text:style-name="T6">у меня получилось, а</text:span></text:p>
      <text:p text:style-name="P39"><text:span text:style-name="T6">п</text:span><text:span text:style-name="T1">ередавать значение ф-ции из </text:span><text:span text:style-name="T7">store </text:span><text:span text:style-name="T1">в </text:span><text:span text:style-name="T7">container, </text:span><text:span text:style-name="T1">без использования </text:span><text:span text:style-name="T7">emit </text:span><text:span text:style-name="T1">и </text:span><text:span text:style-name="T7">on </text:span><text:span text:style-name="T1">не получаетс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0-04T21:30:31.243000000</dc:date>
    <meta:editing-duration>PT5H30M55S</meta:editing-duration>
    <meta:editing-cycles>3</meta:editing-cycles>
    <meta:document-statistic meta:table-count="0" meta:image-count="0" meta:object-count="0" meta:page-count="4" meta:paragraph-count="121" meta:word-count="564" meta:character-count="4240" meta:non-whitespace-character-count="3785"/>
  </office:meta>
</office:document-meta>
</file>